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automatic-styles>
    <style:style style:name="P1" style:family="paragraph" style:parent-style-name="Standard">
      <style:text-properties style:font-name="Times New Roman" officeooo:rsid="0018699f" officeooo:paragraph-rsid="00157303"/>
    </style:style>
    <style:style style:name="P2" style:family="paragraph" style:parent-style-name="Standard">
      <style:paragraph-properties fo:text-align="center" style:justify-single-word="false"/>
      <style:text-properties style:font-name="Times New Roman" fo:font-size="14pt" officeooo:rsid="0018699f" officeooo:paragraph-rsid="00157303" style:font-size-asian="14pt" style:font-size-complex="14pt"/>
    </style:style>
    <style:style style:name="P3" style:family="paragraph" style:parent-style-name="Standard">
      <style:paragraph-properties fo:text-align="center" style:justify-single-word="false"/>
      <style:text-properties style:font-name="Times New Roman" fo:font-size="14pt" fo:font-weight="bold" officeooo:rsid="0018699f" officeooo:paragraph-rsid="00157303" style:font-size-asian="14pt" style:font-weight-asian="bold" style:font-size-complex="14pt" style:font-weight-complex="bold"/>
    </style:style>
    <style:style style:name="T1" style:family="text">
      <style:text-properties fo:language="en" fo:country="US" officeooo:rsid="0015730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3">Test Plan for "Weather Mood Playlist Generator"</text:p>
      <text:p text:style-name="P1"/>
      <text:p text:style-name="P2">Checklis<text:span text:style-name="T1">t</text:span></text:p>
      <text:p text:style-name="P1"/>
      <text:p text:style-name="P1">1. Form and Field Validation</text:p>
      <text:p text:style-name="P1"/>
      <text:p text:style-name="P1"><text:s text:c="3"/>- Verify that the form displays correctly.</text:p>
      <text:p text:style-name="P1"><text:s text:c="3"/>- Check that the "City" input field is required.</text:p>
      <text:p text:style-name="P1"><text:s text:c="3"/>- Ensure the "Mood" dropdown displays correctly with all options.</text:p>
      <text:p text:style-name="P1"><text:s text:c="3"/>- Ensure the form cannot be submitted with an empty "City" field.</text:p>
      <text:p text:style-name="P1"><text:s text:c="3"/>- Verify that a default mood option is selected in the dropdown.</text:p>
      <text:p text:style-name="P1"/>
      <text:p text:style-name="P1">2. Data Submission</text:p>
      <text:p text:style-name="P1"/>
      <text:p text:style-name="P1"><text:s text:c="3"/>- Confirm that submitting the form triggers a POST request to the correct endpoint (`/generate_playlist`).</text:p>
      <text:p text:style-name="P1"><text:s text:c="3"/>- Check that the form data is sent as JSON in the request body.</text:p>
      <text:p text:style-name="P1"><text:s text:c="3"/>- Verify that the correct city name and mood are sent to the server.</text:p>
      <text:p text:style-name="P1"/>
      <text:p text:style-name="P1">3. Response Handling</text:p>
      <text:p text:style-name="P1"/>
      <text:p text:style-name="P1"><text:s text:c="3"/>- Ensure that a playlist of songs is displayed after form submission.</text:p>
      <text:p text:style-name="P1"><text:s text:c="3"/>- Verify that the playlist is cleared before displaying a new one.</text:p>
      <text:p text:style-name="P1"><text:s text:c="3"/>- Check that the correct number of songs is displayed in the playlist.</text:p>
      <text:p text:style-name="P1"/>
      <text:p text:style-name="P1">4. API Integration</text:p>
      <text:p text:style-name="P1"/>
      <text:p text:style-name="P1"><text:s text:c="3"/>- Verify that the request to the OpenWeather API is correctly formed and executed.</text:p>
      <text:p text:style-name="P1"><text:s text:c="3"/>- (If implemented) Verify the request to the Spotify API is correctly formed and executed.</text:p>
      <text:p text:style-name="P1"><text:s text:c="3"/>- Test the application's behavior when an invalid city is entered.</text:p>
      <text:p text:style-name="P1"><text:s text:c="3"/>- Check how the app handles errors if the OpenWeather API is unavailable.</text:p>
      <text:p text:style-name="P1"/>
      <text:p text:style-name="P1">5. User Interface</text:p>
      <text:p text:style-name="P1"/>
      <text:p text:style-name="P1"><text:s text:c="3"/>- Ensure that all UI elements display correctly on different devices (responsiveness).</text:p>
      <text:p text:style-name="P1"><text:s text:c="3"/>- Verify that users receive an error or notification message if the playlist cannot be generated.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ucida Sans" svg:font-family="'Lucida Sans'" style:font-family-generic="swiss"/>
    <style:font-face style:name="Lucida Sans1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imes New Roman" svg:font-family="'Times New Roman'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n" fo:country="GB" style:letter-kerning="true" style:font-name-asian="NSimSun" style:font-size-asian="10.5pt" style:language-asian="zh" style:country-asian="CN" style:font-name-complex="Lucida 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1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8-06T01:29:55.309000000</meta:creation-date>
    <dc:date>2024-08-06T01:34:05.663000000</dc:date>
    <meta:editing-duration>PT4M10S</meta:editing-duration>
    <meta:editing-cycles>1</meta:editing-cycles>
    <meta:document-statistic meta:table-count="0" meta:image-count="0" meta:object-count="0" meta:page-count="1" meta:paragraph-count="24" meta:word-count="236" meta:character-count="1428" meta:non-whitespace-character-count="1165"/>
    <meta:generator>LibreOffice/7.4.4.2$Windows_X86_64 LibreOffice_project/85569322deea74ec9134968a29af2df5663baa21</meta:generator>
  </office:meta>
</office:document-meta>
</file>